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833cm" fo:margin-left="0cm" table:align="left" style:writing-mode="lr-tb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style:vertical-align="top" fo:background-color="#33339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D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5" style:family="table-cell">
      <style:table-cell-properties style:vertical-align="top" fo:padding="0.176cm" fo:border="1pt solid #000000"/>
    </style:style>
    <style:style style:name="Tabela1.B5" style:family="table-cell">
      <style:table-cell-properties style:vertical-align="top" fo:padding="0.176cm" fo:border="1pt solid #000000"/>
    </style:style>
    <style:style style:name="Tabela1.C5" style:family="table-cell">
      <style:table-cell-properties style:vertical-align="top" fo:padding="0.176cm" fo:border="1pt solid #000000"/>
    </style:style>
    <style:style style:name="Tabela1.D5" style:family="table-cell">
      <style:table-cell-properties style:vertical-align="top" fo:padding="0.176cm" fo:border="1pt solid #000000"/>
    </style:style>
    <style:style style:name="Tabela1.A6" style:family="table-cell">
      <style:table-cell-properties style:vertical-align="top" fo:padding="0.176cm" fo:border="1pt solid #000000"/>
    </style:style>
    <style:style style:name="Tabela1.B6" style:family="table-cell">
      <style:table-cell-properties style:vertical-align="top" fo:padding="0.176cm" fo:border="1pt solid #000000"/>
    </style:style>
    <style:style style:name="Tabela1.C6" style:family="table-cell">
      <style:table-cell-properties style:vertical-align="top" fo:padding="0.176cm" fo:border="1pt solid #000000"/>
    </style:style>
    <style:style style:name="Tabela1.D6" style:family="table-cell">
      <style:table-cell-properties style:vertical-align="top" fo:padding="0.176cm" fo:border="1pt solid #000000"/>
    </style:style>
    <style:style style:name="Tabela1.A7" style:family="table-cell">
      <style:table-cell-properties style:vertical-align="top" fo:padding="0.176cm" fo:border="1pt solid #000000"/>
    </style:style>
    <style:style style:name="Tabela1.B7" style:family="table-cell">
      <style:table-cell-properties style:vertical-align="top" fo:padding="0.176cm" fo:border="1pt solid #000000"/>
    </style:style>
    <style:style style:name="Tabela1.C7" style:family="table-cell">
      <style:table-cell-properties style:vertical-align="top" fo:padding="0.176cm" fo:border="1pt solid #000000"/>
    </style:style>
    <style:style style:name="Tabela1.D7" style:family="table-cell">
      <style:table-cell-properties style:vertical-align="top" fo:padding="0.176cm" fo:border="1pt solid #000000"/>
    </style:style>
    <style:style style:name="Tabela1.A8" style:family="table-cell">
      <style:table-cell-properties style:vertical-align="top" fo:padding="0.176cm" fo:border="1pt solid #000000"/>
    </style:style>
    <style:style style:name="Tabela1.B8" style:family="table-cell">
      <style:table-cell-properties style:vertical-align="top" fo:padding="0.176cm" fo:border="1pt solid #000000"/>
    </style:style>
    <style:style style:name="Tabela1.C8" style:family="table-cell">
      <style:table-cell-properties style:vertical-align="top" fo:padding="0.176cm" fo:border="1pt solid #000000"/>
    </style:style>
    <style:style style:name="Tabela1.D8" style:family="table-cell">
      <style:table-cell-properties style:vertical-align="top" fo:padding="0.176cm" fo:border="1pt solid #000000"/>
    </style:style>
    <style:style style:name="Tabela1.A9" style:family="table-cell">
      <style:table-cell-properties style:vertical-align="top" fo:padding="0.176cm" fo:border="1pt solid #000000"/>
    </style:style>
    <style:style style:name="Tabela1.B9" style:family="table-cell">
      <style:table-cell-properties style:vertical-align="top" fo:padding="0.176cm" fo:border="1pt solid #000000"/>
    </style:style>
    <style:style style:name="Tabela1.C9" style:family="table-cell">
      <style:table-cell-properties style:vertical-align="top" fo:padding="0.176cm" fo:border="1pt solid #000000"/>
    </style:style>
    <style:style style:name="Tabela1.D9" style:family="table-cell">
      <style:table-cell-properties style:vertical-align="top" fo:padding="0.176cm" fo:border="1pt solid #000000"/>
    </style:style>
    <style:style style:name="Tabela1.A10" style:family="table-cell">
      <style:table-cell-properties style:vertical-align="top" fo:padding="0.176cm" fo:border="1pt solid #000000"/>
    </style:style>
    <style:style style:name="Tabela1.B10" style:family="table-cell">
      <style:table-cell-properties style:vertical-align="top" fo:padding="0.176cm" fo:border="1pt solid #000000"/>
    </style:style>
    <style:style style:name="Tabela1.C10" style:family="table-cell">
      <style:table-cell-properties style:vertical-align="top" fo:padding="0.176cm" fo:border="1pt solid #000000"/>
    </style:style>
    <style:style style:name="Tabela1.D10" style:family="table-cell">
      <style:table-cell-properties style:vertical-align="top" fo:padding="0.176cm" fo:border="1pt solid #000000"/>
    </style:style>
    <style:style style:name="Tabela1.A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1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17" style:family="table-cell">
      <style:table-cell-properties style:vertical-align="top" fo:padding="0.176cm" fo:border="1pt solid #000000"/>
    </style:style>
    <style:style style:name="Tabela1.B17" style:family="table-cell">
      <style:table-cell-properties style:vertical-align="top" fo:padding="0.176cm" fo:border="1pt solid #000000"/>
    </style:style>
    <style:style style:name="Tabela1.C17" style:family="table-cell">
      <style:table-cell-properties style:vertical-align="top" fo:padding="0.176cm" fo:border="1pt solid #000000"/>
    </style:style>
    <style:style style:name="Tabela1.D17" style:family="table-cell">
      <style:table-cell-properties style:vertical-align="top" fo:padding="0.176cm" fo:border="1pt solid #000000"/>
    </style:style>
    <style:style style:name="Tabela1.A18" style:family="table-cell">
      <style:table-cell-properties style:vertical-align="top" fo:padding="0.176cm" fo:border="1pt solid #000000"/>
    </style:style>
    <style:style style:name="Tabela1.B18" style:family="table-cell">
      <style:table-cell-properties style:vertical-align="top" fo:padding="0.176cm" fo:border="1pt solid #000000"/>
    </style:style>
    <style:style style:name="Tabela1.C18" style:family="table-cell">
      <style:table-cell-properties style:vertical-align="top" fo:padding="0.176cm" fo:border="1pt solid #000000"/>
    </style:style>
    <style:style style:name="Tabela1.D18" style:family="table-cell">
      <style:table-cell-properties style:vertical-align="top" fo:padding="0.176cm" fo:border="1pt solid #000000"/>
    </style:style>
    <style:style style:name="Tabela1.19" style:family="table-row">
      <style:table-row-properties style:min-row-height="0.995cm"/>
    </style:style>
    <style:style style:name="Tabela1.A19" style:family="table-cell">
      <style:table-cell-properties style:vertical-align="top" fo:padding="0.176cm" fo:border="1pt solid #000000"/>
    </style:style>
    <style:style style:name="Tabela1.B19" style:family="table-cell">
      <style:table-cell-properties style:vertical-align="top" fo:padding="0.176cm" fo:border="1pt solid #000000"/>
    </style:style>
    <style:style style:name="Tabela1.C19" style:family="table-cell">
      <style:table-cell-properties style:vertical-align="top" fo:padding="0.176cm" fo:border="1pt solid #000000"/>
    </style:style>
    <style:style style:name="Tabela1.D19" style:family="table-cell">
      <style:table-cell-properties style:vertical-align="top" fo:padding="0.176cm" fo:border="1pt solid #000000"/>
    </style:style>
    <style:style style:name="Tabela1.A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2" style:family="table-cell">
      <style:table-cell-properties style:vertical-align="top" fo:padding="0.176cm" fo:border="1pt solid #000000"/>
    </style:style>
    <style:style style:name="Tabela1.B22" style:family="table-cell">
      <style:table-cell-properties style:vertical-align="top" fo:padding="0.176cm" fo:border="1pt solid #000000"/>
    </style:style>
    <style:style style:name="Tabela1.C22" style:family="table-cell">
      <style:table-cell-properties style:vertical-align="top" fo:padding="0.176cm" fo:border="1pt solid #000000"/>
    </style:style>
    <style:style style:name="Tabela1.D22" style:family="table-cell">
      <style:table-cell-properties style:vertical-align="top" fo:padding="0.176cm" fo:border="1pt solid #000000"/>
    </style:style>
    <style:style style:name="Tabela1.A23" style:family="table-cell">
      <style:table-cell-properties style:vertical-align="top" fo:padding="0.176cm" fo:border="1pt solid #000000"/>
    </style:style>
    <style:style style:name="Tabela1.B23" style:family="table-cell">
      <style:table-cell-properties style:vertical-align="top" fo:padding="0.176cm" fo:border="1pt solid #000000"/>
    </style:style>
    <style:style style:name="Tabela1.C23" style:family="table-cell">
      <style:table-cell-properties style:vertical-align="top" fo:padding="0.176cm" fo:border="1pt solid #000000"/>
    </style:style>
    <style:style style:name="Tabela1.D23" style:family="table-cell">
      <style:table-cell-properties style:vertical-align="top" fo:padding="0.176cm" fo:border="1pt solid #000000"/>
    </style:style>
    <style:style style:name="Tabela1.A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6" style:family="table-cell">
      <style:table-cell-properties style:vertical-align="top" fo:padding="0.176cm" fo:border="1pt solid #000000"/>
    </style:style>
    <style:style style:name="Tabela1.B26" style:family="table-cell">
      <style:table-cell-properties style:vertical-align="top" fo:padding="0.176cm" fo:border="1pt solid #000000"/>
    </style:style>
    <style:style style:name="Tabela1.C26" style:family="table-cell">
      <style:table-cell-properties style:vertical-align="top" fo:padding="0.176cm" fo:border="1pt solid #000000"/>
    </style:style>
    <style:style style:name="Tabela1.D26" style:family="table-cell">
      <style:table-cell-properties style:vertical-align="top" fo:padding="0.176cm" fo:border="1pt solid #000000"/>
    </style:style>
    <style:style style:name="Tabela1.A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2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1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3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0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1" style:family="table-cell">
      <style:table-cell-properties style:vertical-align="top" fo:padding="0.176cm" fo:border="1pt solid #000000"/>
    </style:style>
    <style:style style:name="Tabela1.B41" style:family="table-cell">
      <style:table-cell-properties style:vertical-align="top" fo:padding="0.176cm" fo:border="1pt solid #000000"/>
    </style:style>
    <style:style style:name="Tabela1.C41" style:family="table-cell">
      <style:table-cell-properties style:vertical-align="top" fo:padding="0.176cm" fo:border="1pt solid #000000"/>
    </style:style>
    <style:style style:name="Tabela1.D41" style:family="table-cell">
      <style:table-cell-properties style:vertical-align="top" fo:padding="0.176cm" fo:border="1pt solid #000000"/>
    </style:style>
    <style:style style:name="Tabela1.A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2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4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5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7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A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8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49" style:family="table-row">
      <style:table-row-properties style:min-row-height="2.101cm"/>
    </style:style>
    <style:style style:name="Tabela1.A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B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C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Tabela1.D49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</style:style>
    <style:style style:name="P5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.564cm" fo:margin-right="0cm" fo:margin-top="0cm" fo:margin-bottom="0.106cm" loext:contextual-spacing="false" fo:line-height="115%" fo:text-align="center" style:justify-single-word="false" fo:orphans="2" fo:widows="2" fo:text-indent="-0.635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.106cm" loext:contextual-spacing="false" fo:line-height="115%" fo:text-align="end" style:justify-single-word="false" fo:orphans="2" fo:widows="2" fo:text-indent="-1.27cm" style:auto-text-indent="false" fo:break-before="auto" fo:break-after="auto" style:writing-mode="lr-tb"/>
      <style:text-properties fo:color="#ffffff" style:text-line-through-style="none" style:text-line-through-type="none" style:font-name="Arial" fo:font-size="11pt" fo:font-style="normal" style:text-underline-style="none" fo:font-weight="normal" fo:background-color="#33339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17afe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17afe" officeooo:paragraph-rsid="00117afe"/>
    </style:style>
    <style:style style:name="P17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rsid="0011f18e" officeooo:paragraph-rsid="0011f18e"/>
    </style:style>
    <style:style style:name="P18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0fb2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b2dd" officeooo:paragraph-rsid="0011f1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.071cm" fo:margin-right="0cm" fo:margin-top="0cm" fo:margin-bottom="0.106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0117afe"/>
    </style:style>
    <style:style style:name="P25" style:family="paragraph" style:parent-style-name="Standard">
      <style:paragraph-properties fo:margin-left="0.071cm" fo:margin-right="0cm" fo:margin-top="0cm" fo:margin-bottom="0.106cm" loext:contextual-spacing="false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margin-top="0cm" fo:margin-bottom="0.106cm" loext:contextual-spacing="false" fo:line-height="115%" fo:text-align="center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</style:style>
    <style:style style:name="P29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officeooo:paragraph-rsid="0011f18e"/>
    </style:style>
    <style:style style:name="P30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fo:font-size="11pt" officeooo:paragraph-rsid="000fb2dd" style:font-size-asian="11pt"/>
    </style:style>
    <style:style style:name="P31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fo:break-before="auto" fo:break-after="auto" style:writing-mode="lr-tb"/>
      <style:text-properties officeooo:rsid="00117afe" officeooo:paragraph-rsid="00117afe"/>
    </style:style>
    <style:style style:name="P32" style:family="paragraph" style:parent-style-name="Standard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.071cm" style:auto-text-indent="false" style:writing-mode="lr-tb"/>
      <style:text-properties officeooo:paragraph-rsid="0011f18e"/>
    </style:style>
    <style:style style:name="P33" style:family="paragraph" style:parent-style-name="Standard">
      <style:paragraph-properties fo:line-height="115%" fo:break-before="auto" fo:break-after="auto" style:writing-mode="lr-tb"/>
    </style:style>
    <style:style style:name="P34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fo:break-before="auto" fo:break-after="auto" style:writing-mode="lr-tb"/>
      <style:text-properties officeooo:paragraph-rsid="00117afe"/>
    </style:style>
    <style:style style:name="P35" style:family="paragraph" style:parent-style-name="Standard">
      <style:paragraph-properties fo:margin-left="0.564cm" fo:margin-right="0cm" fo:margin-top="0cm" fo:margin-bottom="0.106cm" loext:contextual-spacing="false" fo:line-height="115%" fo:text-align="center" style:justify-single-word="false" fo:orphans="2" fo:widows="2" fo:text-indent="-0.635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0.564cm" fo:margin-right="0cm" fo:margin-top="0cm" fo:margin-bottom="0.106cm" loext:contextual-spacing="false" fo:line-height="115%" fo:text-align="start" style:justify-single-word="false" fo:orphans="2" fo:widows="2" fo:text-indent="-0.635cm" style:auto-text-indent="false" style:writing-mode="lr-tb"/>
      <style:text-properties officeooo:paragraph-rsid="00117afe"/>
    </style:style>
    <style:style style:name="P3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style:font-size-asian="11pt"/>
    </style:style>
    <style:style style:name="P39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officeooo:rsid="00124262" officeooo:paragraph-rsid="00124262" style:font-size-asian="11pt"/>
    </style:style>
    <style:style style:name="P40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style:font-size-asian="11pt"/>
    </style:style>
    <style:style style:name="P41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officeooo:rsid="000fb2dd" officeooo:paragraph-rsid="000fb2dd" style:font-size-asian="11pt"/>
    </style:style>
    <style:style style:name="P42" style:family="paragraph" style:parent-style-name="Text_20_body">
      <style:paragraph-properties fo:margin-left="1.27cm" fo:margin-right="0cm" fo:margin-top="0cm" fo:margin-bottom="0.106cm" loext:contextual-spacing="false" fo:text-align="start" style:justify-single-word="false" fo:text-indent="0.06cm" style:auto-text-indent="false"/>
      <style:text-properties fo:font-size="11pt" style:font-size-asian="11pt"/>
    </style:style>
    <style:style style:name="P43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cm" style:auto-text-indent="false"/>
      <style:text-properties fo:font-size="11pt" style:font-size-asian="11pt"/>
    </style:style>
    <style:style style:name="P44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cm" style:auto-text-indent="false"/>
      <style:text-properties fo:font-size="11pt" officeooo:rsid="00124262" officeooo:paragraph-rsid="00124262" style:font-size-asian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1f18e" style:font-name-asian="Times New Roman" style:font-name-complex="Times New Roman"/>
    </style:style>
    <style:style style:name="T3" style:family="text">
      <style:text-properties fo:color="#ffffff" style:text-line-through-style="none" style:text-line-through-type="none" style:font-name="Arial" fo:font-size="11pt" fo:font-style="normal" style:text-underline-style="none" fo:font-weight="normal" fo:background-color="#333399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fb2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17a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7pt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officeooo:rsid="000fb2dd"/>
    </style:style>
    <style:style style:name="T10" style:family="text">
      <style:text-properties officeooo:rsid="00117a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O formulário </text:span><text:span text:style-name="T2">Servidor </text:span><text:span text:style-name="T1">deve conter os seguintes atributos: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<text:span text:style-name="T3">Nome do Campo</text:span></text:p>
          </table:table-cell>
          <table:table-cell table:style-name="Tabela1.A1" office:value-type="string">
            <text:p text:style-name="P11">Tipo</text:p>
          </table:table-cell>
          <table:table-cell table:style-name="Tabela1.A1" office:value-type="string">
            <text:p text:style-name="P3"><text:span text:style-name="T3">Regras de Validação</text:span></text:p>
          </table:table-cell>
          <table:table-cell table:style-name="Tabela1.A1" office:value-type="string">
            <text:p text:style-name="P12">Campos</text:p>
            <text:p text:style-name="P4"><text:span text:style-name="T3"><text:s/>Obrigatórios</text:span></text:p>
          </table:table-cell>
        </table:table-row>
        <table:table-row>
          <table:table-cell table:style-name="Tabela1.A2" office:value-type="string">
            <text:p text:style-name="P13">Nome</text:p>
          </table:table-cell>
          <table:table-cell table:style-name="Tabela1.B2" office:value-type="string">
            <text:p text:style-name="P18"><text:span text:style-name="T9">A</text:span>lfabético</text:p>
          </table:table-cell>
          <table:table-cell table:style-name="Tabela1.C2" office:value-type="string">
            <text:p text:style-name="P6"><text:span text:style-name="T4">Apenas caracteres alfabéticos</text:span></text:p>
          </table:table-cell>
          <table:table-cell table:style-name="Tabela1.D2" office:value-type="string">
            <text:p text:style-name="P5"><text:span text:style-name="T4"><text:s/>X</text:span></text:p>
          </table:table-cell>
        </table:table-row>
        <table:table-row>
          <table:table-cell table:style-name="Tabela1.A3" office:value-type="string">
            <text:p text:style-name="P14">Nome da Mãe</text:p>
          </table:table-cell>
          <table:table-cell table:style-name="Tabela1.B3" office:value-type="string">
            <text:p text:style-name="P18"><text:span text:style-name="T9">A</text:span>lfabético</text:p>
          </table:table-cell>
          <table:table-cell table:style-name="Tabela1.C3" office:value-type="string">
            <text:p text:style-name="P6"><text:span text:style-name="T4">Apenas caracteres alfabéticos</text:span></text:p>
          </table:table-cell>
          <table:table-cell table:style-name="Tabela1.D3" office:value-type="string">
            <text:p text:style-name="P5"/>
          </table:table-cell>
        </table:table-row>
        <table:table-row>
          <table:table-cell table:style-name="Tabela1.A4" office:value-type="string">
            <text:p text:style-name="P14">Nome do Pai</text:p>
          </table:table-cell>
          <table:table-cell table:style-name="Tabela1.B4" office:value-type="string">
            <text:p text:style-name="P18"><text:span text:style-name="T9"><text:s/>A</text:span>lfabético</text:p>
          </table:table-cell>
          <table:table-cell table:style-name="Tabela1.C4" office:value-type="string">
            <text:p text:style-name="P6"><text:span text:style-name="T4">Apenas caracteres alfabéticos</text:span></text:p>
          </table:table-cell>
          <table:table-cell table:style-name="Tabela1.D4" office:value-type="string">
            <text:p text:style-name="P5"/>
          </table:table-cell>
        </table:table-row>
        <table:table-row>
          <table:table-cell table:style-name="Tabela1.A5" office:value-type="string">
            <text:p text:style-name="P13">Matrícula SIAPE</text:p>
          </table:table-cell>
          <table:table-cell table:style-name="Tabela1.B5" office:value-type="string">
            <text:p text:style-name="P18"><text:span text:style-name="T9">N</text:span>umérico</text:p>
          </table:table-cell>
          <table:table-cell table:style-name="Tabela1.C5" office:value-type="string">
            <text:p text:style-name="P6"><text:span text:style-name="T4">7 dígitos</text:span></text:p>
          </table:table-cell>
          <table:table-cell table:style-name="Tabela1.D5" office:value-type="string">
            <text:p text:style-name="P18">X</text:p>
          </table:table-cell>
        </table:table-row>
        <table:table-row>
          <table:table-cell table:style-name="Tabela1.A6" office:value-type="string">
            <text:p text:style-name="P13">Senha</text:p>
          </table:table-cell>
          <table:table-cell table:style-name="Tabela1.B6" office:value-type="string">
            <text:p text:style-name="P18"><text:span text:style-name="T9">A</text:span>lfanumérico</text:p>
          </table:table-cell>
          <table:table-cell table:style-name="Tabela1.C6" office:value-type="string">
            <text:p text:style-name="P2"><text:span text:style-name="T4">Conter 6 caracteres</text:span></text:p>
          </table:table-cell>
          <table:table-cell table:style-name="Tabela1.D6" office:value-type="string">
            <text:p text:style-name="P1"><text:span text:style-name="T4"><text:s text:c="2"/>X</text:span></text:p>
          </table:table-cell>
        </table:table-row>
        <table:table-row>
          <table:table-cell table:style-name="Tabela1.A7" office:value-type="string">
            <text:p text:style-name="P2"><text:span text:style-name="T4">E-mail Institucional</text:span></text:p>
          </table:table-cell>
          <table:table-cell table:style-name="Tabela1.B7" office:value-type="string">
            <text:p text:style-name="P18"><text:span text:style-name="T9">A</text:span>lfanumérico</text:p>
          </table:table-cell>
          <table:table-cell table:style-name="Tabela1.C7" office:value-type="string">
            <text:p text:style-name="P7"><text:span text:style-name="T4">O sistema deve conferir se há um @ no texto descrito. Opção mais avançada: depois do @ tem de existir 8 caracteres antes do ponto, depois 4 caracteres + ponto, depois 3 caracteres + ponto, depois 2 caracteres, isso valida .....@restinga.ifrs.edu.br, ainda opcional, antes do @ ter + de 3 caracteres.</text:span></text:p>
          </table:table-cell>
          <table:table-cell table:style-name="Tabela1.D7" office:value-type="string">
            <text:p text:style-name="P8">X</text:p>
          </table:table-cell>
        </table:table-row>
        <table:table-row>
          <table:table-cell table:style-name="Tabela1.A8" office:value-type="string">
            <text:p text:style-name="P13">Perfil</text:p>
          </table:table-cell>
          <table:table-cell table:style-name="Tabela1.B8" office:value-type="string">
            <text:p text:style-name="P18"><text:span text:style-name="T9">A</text:span>lfabético</text:p>
          </table:table-cell>
          <table:table-cell table:style-name="Tabela1.C8" office:value-type="string">
            <text:p text:style-name="P7"><text:span text:style-name="T4">Opções: administrado, gabinete e servidor.</text:span></text:p>
          </table:table-cell>
          <table:table-cell table:style-name="Tabela1.D8" office:value-type="string">
            <text:p text:style-name="P8">X</text:p>
          </table:table-cell>
        </table:table-row>
        <table:table-row>
          <table:table-cell table:style-name="Tabela1.A9" office:value-type="string">
            <text:p text:style-name="P13">Sexo</text:p>
          </table:table-cell>
          <table:table-cell table:style-name="Tabela1.B9" office:value-type="string">
            <text:p text:style-name="P5"><text:span text:style-name="T4">Radio Button</text:span></text:p>
          </table:table-cell>
          <table:table-cell table:style-name="Tabela1.C9" office:value-type="string">
            <text:p text:style-name="P7"><text:span text:style-name="T4">Opções “Masculino” e “Feminino”.</text:span></text:p>
          </table:table-cell>
          <table:table-cell table:style-name="Tabela1.D9" office:value-type="string">
            <text:p text:style-name="P8"/>
          </table:table-cell>
        </table:table-row>
        <table:table-row>
          <table:table-cell table:style-name="Tabela1.A10" office:value-type="string">
            <text:p text:style-name="P2"><text:span text:style-name="T4">Data de Nascimento</text:span></text:p>
          </table:table-cell>
          <table:table-cell table:style-name="Tabela1.B10" office:value-type="string">
            <text:p text:style-name="P18"><text:span text:style-name="T9">N</text:span>umérico</text:p>
          </table:table-cell>
          <table:table-cell table:style-name="Tabela1.C10" office:value-type="string">
            <text:p text:style-name="P34"><text:span text:style-name="T4">a)</text:span><text:span text:style-name="T7"> <text:s/><text:tab/></text:span><text:span text:style-name="T4">Campo do tipo Data;</text:span></text:p>
            <text:p text:style-name="P34"><text:span text:style-name="T4">b)</text:span><text:span text:style-name="T7"> <text:s/><text:tab/></text:span><text:span text:style-name="T4">Deve ser aplicado uma máscara no formato DD/MM/AAAA</text:span></text:p>
            <text:p text:style-name="P36"><text:span text:style-name="T5">c) <text:s text:c="2"/></text:span><text:span text:style-name="T4">Não pode ser inserido uma data maior ou igual que a atual.</text:span></text:p>
          </table:table-cell>
          <table:table-cell table:style-name="Tabela1.D10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2"><text:span text:style-name="T4">Naturalidade</text:span></text:p>
          </table:table-cell>
          <table:table-cell table:style-name="Tabela1.B16" office:value-type="string">
            <text:p text:style-name="P18"><text:span text:style-name="T9">A</text:span>lfabético</text:p>
          </table:table-cell>
          <table:table-cell table:style-name="Tabela1.C16" office:value-type="string">
            <text:p text:style-name="P24"><text:span text:style-name="T4">Apenas caracteres alfabéticos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2"><text:span text:style-name="T4">UF</text:span></text:p>
          </table:table-cell>
          <table:table-cell table:style-name="Tabela1.B16" office:value-type="string">
            <text:p text:style-name="P18"><text:span text:style-name="T9">A</text:span>lfabético</text:p>
          </table:table-cell>
          <table:table-cell table:style-name="Tabela1.C16" office:value-type="string">
            <text:p text:style-name="P7"><text:span text:style-name="T4">Campo do tipo Lista</text:span></text:p>
            <text:p text:style-name="P7"><text:span text:style-name="T4">2 caracteres alfabéticos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2"><text:span text:style-name="T4">Nacionalidade</text:span></text:p>
          </table:table-cell>
          <table:table-cell table:style-name="Tabela1.B16" office:value-type="string">
            <text:p text:style-name="P18"><text:span text:style-name="T9">A</text:span>lfabético</text:p>
          </table:table-cell>
          <table:table-cell table:style-name="Tabela1.C16" office:value-type="string">
            <text:p text:style-name="P24"><text:span text:style-name="T4">Apenas caracteres alfabéticos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16"><text:span text:style-name="T4">Escolaridade</text:span></text:p>
          </table:table-cell>
          <table:table-cell table:style-name="Tabela1.B16" office:value-type="string">
            <text:p text:style-name="P21">Alfabético</text:p>
          </table:table-cell>
          <table:table-cell table:style-name="Tabela1.C16" office:value-type="string">
            <text:p text:style-name="P24"><text:span text:style-name="T4">Apenas caracteres alfabéticos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2"><text:span text:style-name="T4">Estado Civil</text:span></text:p>
          </table:table-cell>
          <table:table-cell table:style-name="Tabela1.B16" office:value-type="string">
            <text:p text:style-name="P20">Campo de Seleção</text:p>
          </table:table-cell>
          <table:table-cell table:style-name="Tabela1.C16" office:value-type="string">
            <text:p text:style-name="P7"><text:span text:style-name="T4">Uma das Opções deve ser selecionada: solteiro, casado, viúvo, separado, </text:span><text:soft-page-break/><text:span text:style-name="T4">divorciado, união estável.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6" office:value-type="string">
            <text:p text:style-name="P16">Tipo Sanguíneo e Fator RH</text:p>
          </table:table-cell>
          <table:table-cell table:style-name="Tabela1.B16" office:value-type="string">
            <text:p text:style-name="P21">Alfabético</text:p>
          </table:table-cell>
          <table:table-cell table:style-name="Tabela1.C16" office:value-type="string">
            <text:p text:style-name="P24"><text:span text:style-name="T4">Apenas caracteres alfabéticos</text:span></text:p>
          </table:table-cell>
          <table:table-cell table:style-name="Tabela1.D16" office:value-type="string">
            <text:p text:style-name="P10"/>
          </table:table-cell>
        </table:table-row>
        <table:table-row>
          <table:table-cell table:style-name="Tabela1.A17" office:value-type="string">
            <text:p text:style-name="P2"><text:span text:style-name="T4">CPF</text:span></text:p>
          </table:table-cell>
          <table:table-cell table:style-name="Tabela1.B17" office:value-type="string">
            <text:p text:style-name="P18"><text:span text:style-name="T9">N</text:span>umérico</text:p>
          </table:table-cell>
          <table:table-cell table:style-name="Tabela1.C17" office:value-type="string">
            <text:p text:style-name="P7"><text:span text:style-name="T4">Poderá ser usado além do preenchimento de 3 caracteres numéricos entre os pontos, o cálculo para conferir os 2 dígitos verificadores. Número de caracteres: 11.</text:span></text:p>
          </table:table-cell>
          <table:table-cell table:style-name="Tabela1.D17" office:value-type="string">
            <text:p text:style-name="P8">X</text:p>
          </table:table-cell>
        </table:table-row>
        <table:table-row>
          <table:table-cell table:style-name="Tabela1.A18" office:value-type="string">
            <text:p text:style-name="P2"><text:span text:style-name="T4">RG</text:span></text:p>
          </table:table-cell>
          <table:table-cell table:style-name="Tabela1.B18" office:value-type="string">
            <text:p text:style-name="P18"><text:span text:style-name="T9">A</text:span>lfanumérico</text:p>
          </table:table-cell>
          <table:table-cell table:style-name="Tabela1.C18" office:value-type="string">
            <text:p text:style-name="P7"><text:span text:style-name="T4">Máximo 15 caracteres alfanuméricos</text:span></text:p>
          </table:table-cell>
          <table:table-cell table:style-name="Tabela1.D18" office:value-type="string">
            <text:p text:style-name="P8">X</text:p>
          </table:table-cell>
        </table:table-row>
        <table:table-row table:style-name="Tabela1.19">
          <table:table-cell table:style-name="Tabela1.A19" office:value-type="string">
            <text:p text:style-name="P2"><text:span text:style-name="T4">Órgão Expedidor</text:span></text:p>
          </table:table-cell>
          <table:table-cell table:style-name="Tabela1.B19" office:value-type="string">
            <text:p text:style-name="P18"><text:span text:style-name="T9">A</text:span>lfanumérico</text:p>
          </table:table-cell>
          <table:table-cell table:style-name="Tabela1.C19" office:value-type="string">
            <text:p text:style-name="P7"><text:span text:style-name="T5">C</text:span><text:span text:style-name="T4">aracteres alfanuméricos</text:span></text:p>
          </table:table-cell>
          <table:table-cell table:style-name="Tabela1.D19" office:value-type="string">
            <text:p text:style-name="P9"/>
          </table:table-cell>
        </table:table-row>
        <table:table-row table:style-name="Tabela1.19">
          <table:table-cell table:style-name="Tabela1.A20" office:value-type="string">
            <text:p text:style-name="P2"><text:span text:style-name="T4">UF</text:span></text:p>
          </table:table-cell>
          <table:table-cell table:style-name="Tabela1.B20" office:value-type="string">
            <text:p text:style-name="P18"><text:span text:style-name="T9">A</text:span>lfabético</text:p>
          </table:table-cell>
          <table:table-cell table:style-name="Tabela1.C20" office:value-type="string">
            <text:p text:style-name="P7"><text:span text:style-name="T4">Campo do tipo Lista</text:span></text:p>
            <text:p text:style-name="P7"><text:span text:style-name="T4">2 caracteres alfabéticos</text:span></text:p>
          </table:table-cell>
          <table:table-cell table:style-name="Tabela1.D20" office:value-type="string">
            <text:p text:style-name="P9"/>
          </table:table-cell>
        </table:table-row>
        <table:table-row>
          <table:table-cell table:style-name="Tabela1.A21" office:value-type="string">
            <text:p text:style-name="P16">Data Expedição</text:p>
          </table:table-cell>
          <table:table-cell table:style-name="Tabela1.B21" office:value-type="string">
            <text:p text:style-name="P19"><text:span text:style-name="T9">N</text:span>umérico</text:p>
          </table:table-cell>
          <table:table-cell table:style-name="Tabela1.C21" office:value-type="string">
            <text:p text:style-name="P19"><text:span text:style-name="T9">N</text:span><text:span text:style-name="T4">umérico</text:span></text:p>
          </table:table-cell>
          <table:table-cell table:style-name="Tabela1.D21" office:value-type="string">
            <text:p text:style-name="P9"/>
          </table:table-cell>
        </table:table-row>
        <table:table-row>
          <table:table-cell table:style-name="Tabela1.A22" office:value-type="string">
            <text:p text:style-name="P16"><text:span text:style-name="T4">Título de Eleitor</text:span></text:p>
          </table:table-cell>
          <table:table-cell table:style-name="Tabela1.B22" office:value-type="string">
            <text:p text:style-name="P18"><text:span text:style-name="T9">A</text:span>lfanumérico</text:p>
          </table:table-cell>
          <table:table-cell table:style-name="Tabela1.C22" office:value-type="string">
            <text:p text:style-name="P7"><text:span text:style-name="T4">Máximo 15 caracteres alfanuméricos</text:span></text:p>
          </table:table-cell>
          <table:table-cell table:style-name="Tabela1.D22" office:value-type="string">
            <text:p text:style-name="P9"/>
          </table:table-cell>
        </table:table-row>
        <table:table-row>
          <table:table-cell table:style-name="Tabela1.A23" office:value-type="string">
            <text:p text:style-name="P2"><text:span text:style-name="T4">UF</text:span></text:p>
          </table:table-cell>
          <table:table-cell table:style-name="Tabela1.B23" office:value-type="string">
            <text:p text:style-name="P18"><text:span text:style-name="T9">A</text:span>lfabético</text:p>
          </table:table-cell>
          <table:table-cell table:style-name="Tabela1.C23" office:value-type="string">
            <text:p text:style-name="P7"><text:span text:style-name="T4">Campo do tipo Lista</text:span></text:p>
            <text:p text:style-name="P7"><text:span text:style-name="T4">2 caracteres alfabéticos</text:span></text:p>
          </table:table-cell>
          <table:table-cell table:style-name="Tabela1.D23" office:value-type="string">
            <text:p text:style-name="P9"/>
          </table:table-cell>
        </table:table-row>
        <table:table-row>
          <table:table-cell table:style-name="Tabela1.A24" office:value-type="string">
            <text:p text:style-name="P16">Zona</text:p>
          </table:table-cell>
          <table:table-cell table:style-name="Tabela1.B24" office:value-type="string">
            <text:p text:style-name="P18"><text:span text:style-name="T9">A</text:span>lfanumérico</text:p>
          </table:table-cell>
          <table:table-cell table:style-name="Tabela1.C24" office:value-type="string">
            <text:p text:style-name="P7"><text:span text:style-name="T5">C</text:span><text:span text:style-name="T4">aracteres alfanuméricos</text:span></text:p>
          </table:table-cell>
          <table:table-cell table:style-name="Tabela1.D24" office:value-type="string">
            <text:p text:style-name="P9"/>
          </table:table-cell>
        </table:table-row>
        <table:table-row>
          <table:table-cell table:style-name="Tabela1.A25" office:value-type="string">
            <text:p text:style-name="P16">Sessão</text:p>
          </table:table-cell>
          <table:table-cell table:style-name="Tabela1.B25" office:value-type="string">
            <text:p text:style-name="P18"><text:span text:style-name="T9">A</text:span>lfanumérico</text:p>
          </table:table-cell>
          <table:table-cell table:style-name="Tabela1.C25" office:value-type="string">
            <text:p text:style-name="P7"><text:span text:style-name="T5">C</text:span><text:span text:style-name="T4">aracteres alfanuméricos</text:span></text:p>
          </table:table-cell>
          <table:table-cell table:style-name="Tabela1.D25" office:value-type="string">
            <text:p text:style-name="P9"/>
          </table:table-cell>
        </table:table-row>
        <table:table-row>
          <table:table-cell table:style-name="Tabela1.A26" office:value-type="string">
            <text:p text:style-name="P16">Data Emissão</text:p>
          </table:table-cell>
          <table:table-cell table:style-name="Tabela1.B26" office:value-type="string">
            <text:p text:style-name="P18"/>
          </table:table-cell>
          <table:table-cell table:style-name="Tabela1.C26" office:value-type="string">
            <text:p text:style-name="P34"><text:span text:style-name="T4">a)</text:span><text:span text:style-name="T7"> <text:s/><text:tab/></text:span><text:span text:style-name="T4">Campo do tipo Data;</text:span></text:p>
            <text:p text:style-name="P34"><text:span text:style-name="T4">b)</text:span><text:span text:style-name="T7"> <text:s/><text:tab/></text:span><text:span text:style-name="T4">Deve ser aplicado uma máscara no formato DD/MM/AAAA</text:span></text:p>
            <text:p text:style-name="P36"><text:span text:style-name="T5">c) <text:s text:c="2"/></text:span><text:span text:style-name="T4">Não pode ser inserido uma data maior ou igual que a atual.</text:span></text:p>
          </table:table-cell>
          <table:table-cell table:style-name="Tabela1.D26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<text:span text:style-name="T4">Documento Militar</text:span>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2"><text:span text:style-name="T4">Órgão Expedidor</text:span>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Série</text:p>
          </table:table-cell>
          <table:table-cell table:style-name="Tabela1.B40" office:value-type="string">
            <text:p text:style-name="P18"/>
          </table:table-cell>
          <table:table-cell table:style-name="Tabela1.C40" office:value-type="string">
            <text:p text:style-name="P7"/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Carteira de Trabalho</text:p>
          </table:table-cell>
          <table:table-cell table:style-name="Tabela1.B40" office:value-type="string">
            <text:p text:style-name="P18"/>
          </table:table-cell>
          <table:table-cell table:style-name="Tabela1.C40" office:value-type="string">
            <text:p text:style-name="P7"/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Série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ext:soft-page-break/>
        <table:table-row>
          <table:table-cell table:style-name="Tabela1.A40" office:value-type="string">
            <text:p text:style-name="P2"><text:span text:style-name="T4">UF</text:span></text:p>
          </table:table-cell>
          <table:table-cell table:style-name="Tabela1.B40" office:value-type="string">
            <text:p text:style-name="P18"><text:span text:style-name="T9">A</text:span>lfabético</text:p>
          </table:table-cell>
          <table:table-cell table:style-name="Tabela1.C40" office:value-type="string">
            <text:p text:style-name="P7"><text:span text:style-name="T4">Campo do tipo Lista</text:span></text:p>
            <text:p text:style-name="P7"><text:span text:style-name="T4">2 caracteres alfabét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PIS/PASEP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6">Data Primeiro Emprego</text:p>
          </table:table-cell>
          <table:table-cell table:style-name="Tabela1.B40" office:value-type="string">
            <text:p text:style-name="P19"><text:span text:style-name="T9">N</text:span>umérico</text:p>
          </table:table-cell>
          <table:table-cell table:style-name="Tabela1.C40" office:value-type="string">
            <text:p text:style-name="P34"><text:span text:style-name="T4">a)</text:span><text:span text:style-name="T7"> <text:s/><text:tab/></text:span><text:span text:style-name="T4">Campo do tipo Data;</text:span></text:p>
            <text:p text:style-name="P36"><text:span text:style-name="T4">b)</text:span><text:span text:style-name="T7"> <text:s/><text:tab/></text:span><text:span text:style-name="T4">Deve ser aplicado uma máscara no formato DD/MM/AAAA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Endereço</text:p>
          </table:table-cell>
          <table:table-cell table:style-name="Tabela1.B40" office:value-type="string">
            <text:p text:style-name="P21">Alfabético</text:p>
          </table:table-cell>
          <table:table-cell table:style-name="Tabela1.C40" office:value-type="string">
            <text:p text:style-name="P24"><text:span text:style-name="T4">Apenas caracteres alfabét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Número/Complemento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Bairro</text:p>
          </table:table-cell>
          <table:table-cell table:style-name="Tabela1.B40" office:value-type="string">
            <text:p text:style-name="P22">Alfabético</text:p>
          </table:table-cell>
          <table:table-cell table:style-name="Tabela1.C40" office:value-type="string">
            <text:p text:style-name="P24"><text:span text:style-name="T4">Apenas caracteres alfabét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CEP</text:p>
          </table:table-cell>
          <table:table-cell table:style-name="Tabela1.B40" office:value-type="string">
            <text:p text:style-name="P18"><text:span text:style-name="T9">A</text:span>lfanumérico</text:p>
          </table:table-cell>
          <table:table-cell table:style-name="Tabela1.C40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Cidade</text:p>
          </table:table-cell>
          <table:table-cell table:style-name="Tabela1.B40" office:value-type="string">
            <text:p text:style-name="P22">Alfabético</text:p>
          </table:table-cell>
          <table:table-cell table:style-name="Tabela1.C40" office:value-type="string">
            <text:p text:style-name="P24"><text:span text:style-name="T4">Apenas caracteres alfabét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0" office:value-type="string">
            <text:p text:style-name="P17">Estado</text:p>
          </table:table-cell>
          <table:table-cell table:style-name="Tabela1.B40" office:value-type="string">
            <text:p text:style-name="P22">Alfabético</text:p>
          </table:table-cell>
          <table:table-cell table:style-name="Tabela1.C40" office:value-type="string">
            <text:p text:style-name="P29"><text:span text:style-name="T4">Campo do tipo Lista</text:span></text:p>
            <text:p text:style-name="P32"><text:span text:style-name="T4">2 caracteres alfabéticos</text:span></text:p>
          </table:table-cell>
          <table:table-cell table:style-name="Tabela1.D40" office:value-type="string">
            <text:p text:style-name="P9"/>
          </table:table-cell>
        </table:table-row>
        <table:table-row>
          <table:table-cell table:style-name="Tabela1.A41" office:value-type="string">
            <text:p text:style-name="P2"><text:span text:style-name="T4">Telefone </text:span><text:span text:style-name="T6">Residencial</text:span></text:p>
          </table:table-cell>
          <table:table-cell table:style-name="Tabela1.B41" office:value-type="string">
            <text:p text:style-name="P18"><text:span text:style-name="T9">N</text:span>umérico</text:p>
          </table:table-cell>
          <table:table-cell table:style-name="Tabela1.C41" office:value-type="string">
            <text:p text:style-name="P7"><text:span text:style-name="T4">10 caracteres numéricos separados por 2 +8</text:span></text:p>
          </table:table-cell>
          <table:table-cell table:style-name="Tabela1.D41" office:value-type="string">
            <text:p text:style-name="P9"/>
          </table:table-cell>
        </table:table-row>
        <table:table-row>
          <table:table-cell table:style-name="Tabela1.A45" office:value-type="string">
            <text:p text:style-name="P43">Telefone <text:span text:style-name="T10">Celular</text:span></text:p>
          </table:table-cell>
          <table:table-cell table:style-name="Tabela1.B45" office:value-type="string">
            <text:p text:style-name="P40"><text:span text:style-name="T9">N</text:span>umérico</text:p>
          </table:table-cell>
          <table:table-cell table:style-name="Tabela1.C45" office:value-type="string">
            <text:p text:style-name="P30"><text:span text:style-name="T8">10 caracteres numéricos separados por 2 +8</text:span></text:p>
          </table:table-cell>
          <table:table-cell table:style-name="Tabela1.D45" office:value-type="string">
            <text:p text:style-name="P9"/>
          </table:table-cell>
        </table:table-row>
        <table:table-row>
          <table:table-cell table:style-name="Tabela1.A45" office:value-type="string">
            <text:p text:style-name="P44">Banco Conta Bancária</text:p>
          </table:table-cell>
          <table:table-cell table:style-name="Tabela1.B45" office:value-type="string">
            <text:p text:style-name="P22">Alfabético</text:p>
          </table:table-cell>
          <table:table-cell table:style-name="Tabela1.C45" office:value-type="string">
            <text:p text:style-name="P24"><text:span text:style-name="T4">Apenas caracteres alfabéticos</text:span></text:p>
          </table:table-cell>
          <table:table-cell table:style-name="Tabela1.D45" office:value-type="string">
            <text:p text:style-name="P9"/>
          </table:table-cell>
        </table:table-row>
        <table:table-row>
          <table:table-cell table:style-name="Tabela1.A45" office:value-type="string">
            <text:p text:style-name="P44">Agência</text:p>
          </table:table-cell>
          <table:table-cell table:style-name="Tabela1.B45" office:value-type="string">
            <text:p text:style-name="P18"><text:span text:style-name="T9">A</text:span>lfanumérico</text:p>
          </table:table-cell>
          <table:table-cell table:style-name="Tabela1.C45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5" office:value-type="string">
            <text:p text:style-name="P9"/>
          </table:table-cell>
        </table:table-row>
        <table:table-row>
          <table:table-cell table:style-name="Tabela1.A45" office:value-type="string">
            <text:p text:style-name="P44">Número</text:p>
          </table:table-cell>
          <table:table-cell table:style-name="Tabela1.B45" office:value-type="string">
            <text:p text:style-name="P18"><text:span text:style-name="T9">A</text:span>lfanumérico</text:p>
          </table:table-cell>
          <table:table-cell table:style-name="Tabela1.C45" office:value-type="string">
            <text:p text:style-name="P7"><text:span text:style-name="T5">C</text:span><text:span text:style-name="T4">aracteres alfanuméricos</text:span></text:p>
          </table:table-cell>
          <table:table-cell table:style-name="Tabela1.D45" office:value-type="string">
            <text:p text:style-name="P9"/>
          </table:table-cell>
        </table:table-row>
        <table:table-row>
          <table:table-cell table:style-name="Tabela1.A48" office:value-type="string">
            <text:p text:style-name="P38">Status</text:p>
          </table:table-cell>
          <table:table-cell table:style-name="Tabela1.B48" office:value-type="string">
            <text:p text:style-name="P41">Campo de seleção</text:p>
          </table:table-cell>
          <table:table-cell table:style-name="Tabela1.C48" office:value-type="string">
            <text:p text:style-name="P42">Marcar uma das Opções: ATIVO ou INATIVO</text:p>
          </table:table-cell>
          <table:table-cell table:style-name="Tabela1.D48" office:value-type="string">
            <text:p text:style-name="P9"/>
          </table:table-cell>
        </table:table-row>
        <table:table-row>
          <table:table-cell table:style-name="Tabela1.A48" office:value-type="string">
            <text:p text:style-name="P39">Formação excedente</text:p>
          </table:table-cell>
          <table:table-cell table:style-name="Tabela1.B48" office:value-type="string">
            <text:p text:style-name="P22">Alfabético</text:p>
          </table:table-cell>
          <table:table-cell table:style-name="Tabela1.C48" office:value-type="string">
            <text:p text:style-name="P24"><text:span text:style-name="T4">Apenas caracteres alfabéticos</text:span></text:p>
          </table:table-cell>
          <table:table-cell table:style-name="Tabela1.D48" office:value-type="string">
            <text:p text:style-name="P9"/>
          </table:table-cell>
        </table:table-row>
        <table:table-row>
          <table:table-cell table:style-name="Tabela1.A48" office:value-type="string">
            <text:p text:style-name="P39">Formação excedente2</text:p>
          </table:table-cell>
          <table:table-cell table:style-name="Tabela1.B48" office:value-type="string">
            <text:p text:style-name="P22">Alfabético</text:p>
          </table:table-cell>
          <table:table-cell table:style-name="Tabela1.C48" office:value-type="string">
            <text:p text:style-name="P24"><text:span text:style-name="T4">Apenas caracteres alfabéticos</text:span></text:p>
          </table:table-cell>
          <table:table-cell table:style-name="Tabela1.D48" office:value-type="string">
            <text:p text:style-name="P9"/>
          </table:table-cell>
        </table:table-row>
        <table:table-row table:style-name="Tabela1.49">
          <table:table-cell table:style-name="Tabela1.A49" office:value-type="string">
            <text:p text:style-name="P38">Informações Complementares</text:p>
          </table:table-cell>
          <table:table-cell table:style-name="Tabela1.B49" office:value-type="string">
            <text:p text:style-name="P40"><text:span text:style-name="T9">A</text:span>lfanumérico</text:p>
          </table:table-cell>
          <table:table-cell table:style-name="Tabela1.C49" office:value-type="string">
            <text:p text:style-name="P42">Campo sem espaço definido para descrição de caracteres alfanuméricos.</text:p>
          </table:table-cell>
          <table:table-cell table:style-name="Tabela1.D49" office:value-type="string">
            <text:p text:style-name="P9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1" style:family="paragraph" style:parent-style-name="Standard" style:next-style-name="Standard">
      <style:paragraph-properties fo:margin-top="0cm" fo:margin-bottom="0cm" loext:contextual-spacing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4</meta:editing-cycles>
    <dc:date>2015-04-09T11:34:51.746000000</dc:date>
    <meta:editing-duration>PT17M44S</meta:editing-duration>
    <meta:document-statistic meta:table-count="1" meta:image-count="0" meta:object-count="0" meta:page-count="3" meta:paragraph-count="162" meta:word-count="459" meta:character-count="3279" meta:non-whitespace-character-count="2961"/>
  </office:meta>
</office:document-meta>
</file>